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text:p>
      <text:p text:style-name="Normal">“...” said she, in response to the timekeeper’s statements. Her apathy might have rubbed it the wrong way. Maybe it was just her impression, but it sounded even louder now.</text:p>
      <text:p text:style-name="Normal">“...”, even so, despite her own wishes, it didn’t really bother her. And on went this exchange, for a while, with neither side budging. After a few minutes though, she started worrying about the clock’s batteries. Chiming on for so long day after day would take its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 The hour hands told her that it was a little past seven, while her heart suddenly tightening reminded her that today was Monday. She would have to go to school again. </text:p>
      <text:p text:style-name="Normal">“... Sigh.”</text:p>
      <text:p text:style-name="Normal">Not that that was a pressing matter yet. For now, she was content just staring at the ceiling.</text:p>
      <text:p text:style-name="Normal">“...” said she, as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universe.</text:p>
      <text:p text:style-name="Normal">In her universe, her clock and her bed would work together to make her get up in the morning. The clock would understand that just shrieking won’t do, and would instead gently remind her that she should get up soon, while her bed would first become softer to assure her that everything was okay, and together they would encourage her to face the day to come.</text:p>
      <text:p text:style-name="Normal">From downstairs, a delicious smell of freshly-baked croissant would waft into her room and carry her all the way to the kitchen table, like in those old cartoons. There, a cup of hot chocolate would be waiting for her, alongside a breakfast worthy of a king.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having fun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She couldn’t find a good reason to get up anyway.</text:p>
      <text:p text:style-name="Normal"><text:span text:style-name="T1">... Right, I have to go to school.</text:span></text:p>
      <text:p text:style-name="Normal">Not that that counted as a good reason in her book. Put simply, she didn’t like going to school. She was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more imposing and sterner than usual in the relative darkness. It didn’t look like the type to tell interesting stories, so her eyes moved on. They fell on her desk next, and for a brief moment they contemplated the homework assignment she’d left unfinished there. Maybe, after sitting in front of it all night long, her backpack had figured it all out and done it for her. Probably not though. Still, she decided to leave her backpack be, on the off-chance it was in the middle of solving that complex equation. And so it was that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she smiled,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But that was only in reality. If plants took root in her imagination, then they could sprout as quickly or as slowly as they wanted. And there was a particular one that kept on appearing in this flowerpot. When it surfaced from the dirt, it grew up in a hurry so that it could make a heart blosso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